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fo:text-align="justify" style:line-height-at-least="0.1562in"/>
    </style:style>
    <style:style style:name="T2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3" style:parent-style-name="DefaultParagraphFont" style:family="text">
      <style:text-properties style:font-name="Tahoma" fo:font-weight="bold" style:font-weight-asian="bold" fo:color="#333333" fo:font-size="16pt" style:font-size-asian="16pt" style:font-size-complex="16pt" fo:language="en" fo:country="US"/>
    </style:style>
    <style:style style:name="P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5" style:parent-style-name="Standard" style:family="paragraph">
      <style:paragraph-properties fo:widows="2" fo:orphans="2" fo:text-align="justify" style:line-height-at-least="0.1562in"/>
    </style:style>
    <style:style style:name="T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7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8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0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1" style:parent-style-name="Standard" style:family="paragraph">
      <style:paragraph-properties fo:widows="2" fo:orphans="2" fo:text-align="justify" style:line-height-at-least="0.1562in"/>
    </style:style>
    <style:style style:name="T1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5" style:parent-style-name="Standard" style:family="paragraph">
      <style:paragraph-properties fo:widows="2" fo:orphans="2" fo:text-align="justify" style:line-height-at-least="0.1562in"/>
    </style:style>
    <style:style style:name="T1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1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0" style:parent-style-name="Standard" style:family="paragraph">
      <style:paragraph-properties fo:widows="2" fo:orphans="2" fo:text-align="justify" style:line-height-at-least="0.1562in"/>
    </style:style>
    <style:style style:name="T21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22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3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4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2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27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33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4" style:parent-style-name="Standard" style:family="paragraph">
      <style:paragraph-properties fo:widows="2" fo:orphans="2" fo:text-align="justify" style:line-height-at-least="0.1562in"/>
    </style:style>
    <style:style style:name="T35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36" style:parent-style-name="Standard" style:family="paragraph">
      <style:paragraph-properties fo:widows="2" fo:orphans="2" fo:text-align="justify" style:line-height-at-least="0.1562in"/>
    </style:style>
    <style:style style:name="T3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38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40" style:parent-style-name="Standard" style:family="paragraph">
      <style:paragraph-properties fo:widows="2" fo:orphans="2" fo:text-align="justify" style:line-height-at-least="0.1562in"/>
    </style:style>
    <style:style style:name="T4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46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7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8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49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0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52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3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5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5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56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58" style:parent-style-name="Hyperlink" style:family="text">
      <style:text-properties style:font-name="Tahoma" fo:font-size="14pt" style:font-size-asian="14pt" style:font-size-complex="14pt" fo:language="en" fo:country="US"/>
    </style:style>
    <style:style style:name="T59" style:parent-style-name="Hyperlink" style:family="text">
      <style:text-properties style:font-name="Tahoma" fo:font-size="14pt" style:font-size-asian="14pt" style:font-size-complex="14pt" fo:language="en" fo:country="US"/>
    </style:style>
    <style:style style:name="T60" style:parent-style-name="Hyperlink" style:family="text">
      <style:text-properties style:font-name="Tahoma" fo:font-size="14pt" style:font-size-asian="14pt" style:font-size-complex="14pt" fo:language="en" fo:country="US"/>
    </style:style>
    <style:style style:name="P61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6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68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69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0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1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2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3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4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T7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84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8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8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0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9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94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95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96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97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02" style:parent-style-name="Standard" style:family="paragraph"/>
    <style:style style:name="T10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4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05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T106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07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P108" style:parent-style-name="Standard" style:family="paragraph"/>
    <style:style style:name="T109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10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P111" style:parent-style-name="Standard" style:family="paragraph"/>
    <style:style style:name="T112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13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14" style:parent-style-name="Standard" style:family="paragraph"/>
    <style:style style:name="T115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16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17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18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19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0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21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2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23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24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5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26" style:parent-style-name="Standard" style:family="paragraph">
      <style:paragraph-properties fo:widows="2" fo:orphans="2" fo:text-align="justify" style:line-height-at-least="0.1562in"/>
    </style:style>
    <style:style style:name="T12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28" style:parent-style-name="DefaultParagraphFont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29" style:parent-style-name="Standard" style:family="paragraph">
      <style:paragraph-properties fo:widows="2" fo:orphans="2" fo:text-align="justify" style:line-height-at-least="0.1562in"/>
    </style:style>
    <style:style style:name="T13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4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0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2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4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6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47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4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4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0" style:parent-style-name="DefaultParagraphFont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5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52" style:parent-style-name="Standard" style:family="paragraph">
      <style:paragraph-properties fo:widows="2" fo:orphans="2" fo:text-align="justify" style:line-height-at-least="0.1562in"/>
    </style:style>
    <style:style style:name="T15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4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P155" style:parent-style-name="Standard" style:family="paragraph">
      <style:paragraph-properties fo:widows="2" fo:orphans="2" fo:text-align="justify" style:line-height-at-least="0.1562in"/>
    </style:style>
    <style:style style:name="T15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7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5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9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6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162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3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4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6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16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9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0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7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3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6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189" style:parent-style-name="Standard" style:family="paragraph">
      <style:paragraph-properties fo:margin-left="0.4895in">
        <style:tab-stops/>
      </style:paragraph-properties>
    </style:style>
    <style:style style:name="T190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1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200" style:parent-style-name="Standard" style:family="paragraph">
      <style:paragraph-properties fo:margin-left="0.4895in">
        <style:tab-stops/>
      </style:paragraph-properties>
    </style:style>
    <style:style style:name="T20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211" style:parent-style-name="Standard" style:family="paragraph">
      <style:paragraph-properties fo:margin-left="0.4895in">
        <style:tab-stops/>
      </style:paragraph-properties>
    </style:style>
    <style:style style:name="T212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1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8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2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2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3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36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3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238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239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40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1" style:parent-style-name="DefaultParagraphFont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P242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43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44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45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6" style:parent-style-name="DefaultParagraphFont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T247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8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250" style:parent-style-name="Standard" style:family="paragraph">
      <style:text-properties style:font-name="Tahoma" fo:color="#333333" fo:font-size="14pt" style:font-size-asian="14pt" style:font-size-complex="14pt" fo:language="en" fo:country="US"/>
    </style:style>
    <style:style style:name="P25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5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PERSONAL</text:span><text:span text:style-name="T3"><text:s/>INFORMATION</text:span></text:p>
      <text:p text:style-name="P4">Andrey Vakhrushev</text:p>
      <text:p text:style-name="P5"><text:span text:style-name="T6">Minsk, Minsk Province, Belarus</text:span></text:p>
      <text:p text:style-name="P7">Date of Birth: 1988/21/11</text:p>
      <text:p text:style-name="P8">Marital Status: not married</text:p>
      <text:p text:style-name="P9">Citizenship: Ukraine</text:p>
      <text:p text:style-name="P10">Phone: +375 29 842 49 50</text:p>
      <text:p text:style-name="P11"><text:span text:style-name="T12">E-mail:<text:s/></text:span><text:a xlink:href="mailto:vakhrushev1988@gmail.com" office:target-frame-name="_top" xlink:show="replace"><text:span text:style-name="T13">vakhrushev1988@gmail.com</text:span></text:a></text:p>
      <text:p text:style-name="P14">Skype: andreich_1988</text:p>
      <text:p text:style-name="P15"><text:span text:style-name="T16">Github account:<text:s/></text:span><text:a xlink:href="https://github.com/andreich2013/" office:target-frame-name="_top" xlink:show="replace"><text:span text:style-name="T17">https://github.com/andreich2013/</text:span></text:a><text:span text:style-name="T18"><text:tab/></text:span></text:p>
      <text:p text:style-name="P19"/>
      <text:p text:style-name="P20"><text:span text:style-name="T21">OBJECTIVE</text:span></text:p>
      <text:p text:style-name="P22">Software engineer, middle to senior<text:s/>developer</text:p>
      <text:p text:style-name="P23"/>
      <text:p text:style-name="P24">SUMMARY OF QUALIFICATIONS</text:p>
      <text:p text:style-name="Standard"><text:span text:style-name="T25">More than 3 years of experience in web programming<text:s/></text:span><text:span text:style-name="T26">(JavaScript, PHP, HTML/HTML 5, CSS).</text:span></text:p>
      <text:p text:style-name="P27">Strong experience in development of web projects with varying complexity, including highload projects.</text:p>
      <text:p text:style-name="Standard"><text:span text:style-name="T28">Expert in JavaScript, JQuer</text:span><text:span text:style-name="T29">y, Backbone,<text:s/></text:span><text:span text:style-name="T30">LESS, SCSS, HTML5</text:span><text:span text:style-name="T31">.</text:span></text:p>
      <text:p text:style-name="Standard"><text:span text:style-name="T32">Effectively organize and prioritize multiple complex tasks, interact creatively and achieve results in a dynamic environment.</text:span></text:p>
      <text:p text:style-name="P33"/>
      <text:p text:style-name="P34"><text:span text:style-name="T35">EDUCATION</text:span></text:p>
      <text:p text:style-name="P36"><text:span text:style-name="T37">Kharkiv institute of trade and economy of Kyiv national university of trade and economy</text:span></text:p>
      <text:p text:style-name="P38">2008 – 2011 Diploma in “Enterprise economy”. Qualified as specialist.</text:p>
      <text:p text:style-name="P39">Mariupol technical secondary school of electromechanic</text:p>
      <text:p text:style-name="P40"><text:span text:style-name="T41">20</text:span><text:span text:style-name="T42">06</text:span><text:span text:style-name="T43"><text:s/>– 20</text:span><text:span text:style-name="T44">08</text:span><text:span text:style-name="T45"><text:s/>Diploma in “Enterprise marketing activity”. Qualified as junior specialist.</text:span></text:p>
      <text:p text:style-name="P46"/>
      <text:p text:style-name="P47">WORK EXPERIENCE</text:p>
      <text:p text:style-name="P48">March 2016 – present: ScienceSoft</text:p>
      <text:p text:style-name="P49"><text:span text:style-name="T50">-</text:span><text:span text:style-name="T51"><text:s/>development Framework for the Smart TV applications; building architecture, base structure; Have been developed such services as key mapping control, navigation control using Smart TV remote. Structure based on Redux way, application use ReactJs for rendering. Code is written on ES-2016 syntax using babel, webpack.</text:span></text:p>
      <text:p text:style-name="P52"><text:span text:style-name="T53">-</text:span><text:span text:style-name="T54"><text:s/>development redesign from scratch application<text:s/></text:span><text:span text:style-name="T55">on AngularJS. Application gives the ability to watch your package from delivering point to the destination point. It develop using Material Design. Also it is using JSON RPC for communication with server.</text:span></text:p>
      <text:soft-page-break/>
      <text:p text:style-name="P56"><text:span text:style-name="T57">Projects:<text:s/></text:span><text:a xlink:href="http://www.evertracker.com/" office:target-frame-name="_top" xlink:show="replace"><text:span text:style-name="T58">http://www.evertra</text:span><text:bookmark-start text:name="_Hlt449706277"/><text:bookmark-start text:name="_Hlt449706278"/><text:span text:style-name="T59">c</text:span><text:bookmark-end text:name="_Hlt449706277"/><text:bookmark-end text:name="_Hlt449706278"/><text:span text:style-name="T60">ker.com/</text:span></text:a></text:p>
      <text:p text:style-name="P61">February 2014 –<text:s/>February 2016: Exadel, Inc.</text:p>
      <text:p text:style-name="Standard"><text:span text:style-name="T62"><text:tab/></text:span><text:span text:style-name="T63">-</text:span><text:span text:style-name="T64"><text:s/>application widgets: isolated parts of application giving access to one<text:s/></text:span><text:span text:style-name="T65"><text:tab/>aspect: acl, calendar, client segmentatio</text:span><text:span text:style-name="T66">n, assets allocation, etc. Was<text:s/></text:span><text:span text:style-name="T67"><text:tab/>implemented using basic Backbone features.</text:span></text:p>
      <text:p text:style-name="P68"><text:tab/>- activities page: page with several widgets, which gives ability to<text:s/><text:tab/>rearrange and save positions of widgets, uses core Backbone features<text:s/><text:tab/>and jQuery events for dragging.</text:p>
      <text:p text:style-name="P69"><text:tab/>- todo's widget: gives access to list of todo items of user. Implemented<text:s/><text:tab/>with core Backbone features.</text:p>
      <text:p text:style-name="P70"><text:tab/>- HTML markup for numerous parts of application: Backbone template<text:s/><text:tab/>system.</text:p>
      <text:p text:style-name="P71"><text:tab/>- Database indexes section: section gives ability to edit database<text:s/><text:tab/>indexes for collections. Was implemented using core Backbone features.</text:p>
      <text:p text:style-name="P72"><text:tab/>- Files managing dialog: section gives ability to upload, edit, delete files<text:s/><text:tab/>in databases. Was implemented using core Backbone features like<text:s/><text:tab/>isolated widget which can integrate in any section of<text:s/>project, which<text:s/><text:tab/>using it's own files REST API.</text:p>
      <text:p text:style-name="P73"><text:tab/>- developed registration center of accounts (part of functional) for <text:s/><text:tab/>internal corporative trade operations records system for GHX<text:s/><text:tab/>company.<text:s/>Cann't provide more information. DNA</text:p>
      <text:p text:style-name="P74"><text:tab/>- developed<text:s/>portal for Deloitte: Angular components for viewing one</text:p>
      <text:p text:style-name="Standard"><text:span text:style-name="T75"><text:tab/>style/one way of using<text:s/></text:span><text:span text:style-name="T76">different bookkeeping<text:s/></text:span><text:span text:style-name="T77"><text:tab/>modules. Cann't provide<text:s/></text:span><text:span text:style-name="T78"><text:tab/>more information. DNA</text:span></text:p>
      <text:p text:style-name="Standard"><text:span text:style-name="T79"><text:tab/>- also in free time develop chess engine</text:span><text:span text:style-name="T80">:</text:span><text:span text:style-name="T81"><text:s/></text:span><text:span text:style-name="T82"><text:tab/></text:span><text:a xlink:href="https://github.com/andreich2013/bitChess" office:target-frame-name="_top" xlink:show="replace"><text:span text:style-name="T83">https://github.com/a</text:span><text:span text:style-name="T84">ndreich2013/bitChess/</text:span></text:a><text:span text:style-name="T85"><text:s/>have almost made logic,<text:s/></text:span><text:span text:style-name="T86"><text:tab/>next step – want to write AI for this engine; logic for storage states<text:s/></text:span><text:span text:style-name="T87"><text:tab/>based on bitwise operations</text:span></text:p>
      <text:p text:style-name="P88"><text:tab/>- Bugfixing<text:tab/></text:p>
      <text:p text:style-name="Standard"><text:span text:style-name="T89"><text:tab/>Projects:<text:s/></text:span><text:a xlink:href="https://appery.io/" office:target-frame-name="_top" xlink:show="replace"><text:span text:style-name="T90">https://appery.io/</text:span></text:a><text:span text:style-name="T91"><text:s/></text:span><text:span text:style-name="T92">,<text:s/></text:span><text:a xlink:href="http://ghx.com/" office:target-frame-name="_top" xlink:show="replace"><text:span text:style-name="T93">http://ghx.com/</text:span></text:a><text:span text:style-name="T94">,<text:s/></text:span><text:span text:style-name="T95"><text:tab/></text:span><text:a xlink:href="http://www2.deloitte.com/" office:target-frame-name="_top" xlink:show="replace"><text:span text:style-name="T96">http://www2.deloitte.com/</text:span></text:a></text:p>
      <text:p text:style-name="P97">July 2013 – January 2014: Ebola Communications Agency</text:p>
      <text:p text:style-name="Standard"><text:span text:style-name="T98"><text:tab/></text:span><text:span text:style-name="T99">- Development UI part – markup, javascript logic, different widgets</text:span></text:p>
      <text:p text:style-name="Standard"><text:span text:style-name="T100"><text:tab/>- Development easy, simple backend —<text:s/></text:span><text:a xlink:href="http://ebola.agency/" office:target-frame-name="_top" xlink:show="replace"><text:span text:style-name="T101">http://ebola.agency/</text:span></text:a></text:p>
      <text:list text:style-name="WW8Num2">
        <text:list-item>
          <text:p text:style-name="P102"><text:span text:style-name="T103">- Development core features of UI:</text:span><text:span text:style-name="T104">canvas images constructor:<text:s/></text:span><text:a xlink:href="http://kobzar.kyivstar.ua/main/en/constructors.html" office:target-frame-name="_top" xlink:show="replace"><text:span text:style-name="T105">http://kobzar.kyivstar.ua/main/en/constructors.html</text:span></text:a><text:span text:style-name="T106"><text:s/>- project gives<text:s/></text:span><text:span text:style-name="T107">ability to create and design custom poster, t-short or write down letter Shevchenko handwriting. Implemented with core Kineticjs features. Was used jQuery, Underscore, pattern Observer.</text:span></text:p>
        </text:list-item>
        <text:list-item>
          <text:p text:style-name="P108"><text:span text:style-name="T109">HTML5 Video fullscreen widget:<text:s/></text:span><text:a xlink:href="http://ebola.agency/" office:target-frame-name="_top" xlink:show="replace"><text:span text:style-name="T110">http://ebola.agency/</text:span></text:a></text:p>
        </text:list-item>
        <text:list-item>
          <text:p text:style-name="P111"><text:span text:style-name="T112">animated clock: <text:s/>Was implemented using canvas -<text:s/></text:span><text:a xlink:href="http://magne-relax-v3.stage.ddm-studio.com/" office:target-frame-name="_top" xlink:show="replace"><text:span text:style-name="T113">http://magne-relax-v3.stage.ddm-studio.com/</text:span></text:a></text:p>
        </text:list-item>
        <text:list-item>
          <text:p text:style-name="P114"><text:span text:style-name="T115">special mention about</text:span><text:span text:style-name="T116"><text:s/></text:span><text:a xlink:href="http://production-digital.com/" office:target-frame-name="_top" xlink:show="replace"><text:span text:style-name="T117">http://prod</text:span><text:span text:style-name="T118">uction-digital.com/</text:span></text:a><text:span text:style-name="T119"><text:s/></text:span><text:span text:style-name="T120">on</text:span><text:span text:style-name="T121"><text:s/></text:span><text:a xlink:href="http://www.awwwards.com/" office:target-frame-name="_top" xlink:show="replace"><text:span text:style-name="T122">http://www.awwwards.com/</text:span></text:a><text:span text:style-name="T123">:</text:span><text:span text:style-name="T124"><text:s/></text:span><text:a xlink:href="http://www.awwwards.com/best-websites/agl-digital-production-portfolio/" office:target-frame-name="_top" xlink:show="replace"><text:span text:style-name="T125">http://www.awwwards.com/best-websites/agl-digital-production-portfolio/</text:span></text:a></text:p>
        </text:list-item>
      </text:list>
      <text:p text:style-name="P126"><text:span text:style-name="T127"><text:tab/></text:span><text:span text:style-name="T128">- Bugfixing</text:span></text:p>
      <text:p text:style-name="P129"><text:span text:style-name="T130"><text:tab/>Projects:<text:s/></text:span><text:a xlink:href="http://kobzar.kyivstar.ua/main/en/constructors.html" office:target-frame-name="_top" xlink:show="replace"><text:span text:style-name="T131">http://kobzar.kyivstar.ua/main/en/constructors.html</text:span></text:a><text:span text:style-name="T132">,<text:s/></text:span><text:span text:style-name="T133"><text:tab/></text:span><text:a xlink:href="http://production-digital.com/" office:target-frame-name="_top" xlink:show="replace"><text:span text:style-name="T134">http://production-digital.com/</text:span></text:a><text:span text:style-name="T135">,</text:span><text:span text:style-name="T136"><text:s text:c="2"/></text:span><text:a xlink:href="http://ebola.agency/" office:target-frame-name="_top" xlink:show="replace"><text:span text:style-name="T137">http://ebola.agency/</text:span></text:a><text:span text:style-name="T138">,<text:s/></text:span><text:span text:style-name="T139"><text:tab/></text:span><text:a xlink:href="http://sunny7.ua/recipes" office:target-frame-name="_top" xlink:show="replace"><text:span text:style-name="T140">http://sunny7.ua/recipes</text:span></text:a><text:span text:style-name="T141">,<text:s/></text:span><text:a xlink:href="http://sunny7mobile.stage.ddm-studio.com/" office:target-frame-name="_top" xlink:show="replace"><text:span text:style-name="T142">http://sunny7mobile.stage.ddm-studio.com/</text:span></text:a><text:span text:style-name="T143"><text:s/></text:span><text:span text:style-name="T144"><text:tab/></text:span><text:span text:style-name="T145">(just markup),<text:s/></text:span><text:a xlink:href="http://magne-relax-v3.stage.ddm-studio.com/" office:target-frame-name="_top" xlink:show="replace"><text:span text:style-name="T146">http://magne-relax-v3.stage.ddm-studio.com/</text:span></text:a></text:p>
      <text:p text:style-name="P147">September 2012 – June 2013: MariupolCity.com</text:p>
      <text:p text:style-name="P148"><text:tab/>- Development UI part – markup, javascript logic, different widgets</text:p>
      <text:p text:style-name="Standard"><text:span text:style-name="T149"><text:tab/>- had teached 2 junior<text:s/></text:span><text:span text:style-name="T150">UI developers</text:span></text:p>
      <text:p text:style-name="P151"><text:tab/>-<text:s/>Development core features of UI:</text:p>
      <text:list text:style-name="WW8Num3">
        <text:list-item>
          <text:p text:style-name="P152"><text:span text:style-name="T153">marked up, implemented canvas animation<text:s/></text:span><text:a xlink:href="http://nomadic.ru/" office:target-frame-name="_top" xlink:show="replace"><text:span text:style-name="T154">http://nomadic.ru/</text:span></text:a></text:p>
        </text:list-item>
      </text:list>
      <text:p text:style-name="P155"><text:span text:style-name="T156"><text:tab/>Projects:<text:s/></text:span><text:a xlink:href="http://nomadic.ru/" office:target-frame-name="_top" xlink:show="replace"><text:span text:style-name="T157">http://nomadic.ru/</text:span></text:a><text:span text:style-name="T158">,<text:s/></text:span><text:a xlink:href="http://russilver.ru/" office:target-frame-name="_top" xlink:show="replace"><text:span text:style-name="T159">http://russilver.ru/</text:span></text:a></text:p>
      <text:p text:style-name="Standard"><text:span text:style-name="T160">Se</text:span><text:span text:style-name="T161">ptember 2011 – April 2012: Sole trader business by Mystrenko, Kharkov</text:span></text:p>
      <text:p text:style-name="P162"><text:tab/>- keeping in finished goods warehouse</text:p>
      <text:p text:style-name="P163"><text:tab/>- inventory of retail stores</text:p>
      <text:p text:style-name="P164"><text:tab/>- modified «1С Enterprise 7.7» for the peculiarities of the enterprise<text:tab/></text:p>
      <text:p text:style-name="Standard"><text:span text:style-name="T165">April 2009 – June 2010: <text:s/>McDonald´s Ukraine</text:span><text:span text:style-name="T166">,</text:span><text:span text:style-name="T167"><text:s/>Ltd</text:span></text:p>
      <text:p text:style-name="P168"><text:tab/>- cooking food</text:p>
      <text:p text:style-name="P169"><text:tab/>- sale of products through the cash register</text:p>
      <text:p text:style-name="P170">July 2008 – February 2009: PrivatBank, Kharkov Branch</text:p>
      <text:p text:style-name="P171"><text:tab/>- issuing and monitoring loans to small and medium business</text:p>
      <text:p text:style-name="P172"/>
      <text:p text:style-name="P173">TECHNICAL SKILLS</text:p>
      <text:p text:style-name="Standard"><text:span text:style-name="T174"><text:tab/></text:span><text:span text:style-name="T175">Programming languages and technologies</text:span><text:span text:style-name="T176">: JavaScript,<text:s/></text:span><text:span text:style-name="T177">PHP, Shell,<text:s/></text:span><text:span text:style-name="T178"><text:tab/>Bash, SQL, JSON, XML, HTML/HTML 5, CSS2/3, Less CSS, SCSS,<text:s/></text:span><text:span text:style-name="T179">1C<text:s/></text:span><text:span text:style-name="T180"><text:tab/>Enterprise,<text:s/></text:span><text:span text:style-name="T181">Ajax</text:span></text:p>
      <text:p text:style-name="Standard"><text:span text:style-name="T182"><text:tab/></text:span><text:span text:style-name="T183">Operating Systems</text:span><text:span text:style-name="T184">: Windows, Linux</text:span></text:p>
      <text:p text:style-name="Standard"><text:span text:style-name="T185"><text:tab/></text:span><text:span text:style-name="T186">Programming practices</text:span><text:span text:style-name="T187">: OOP design principles and patterns, code<text:s/></text:span><text:span text:style-name="T188"><text:tab/>refactoring, unit testing, performance profiling and tuning</text:span></text:p>
      <text:p text:style-name="P189"><text:span text:style-name="T190">F</text:span><text:span text:style-name="T191">rameworks and Libraries</text:span><text:span text:style-name="T192">:<text:s/></text:span><text:span text:style-name="T193">ReactJs,</text:span><text:span text:style-name="T194"><text:s/>Redux, Material UI, Redux, A</text:span><text:span text:style-name="T195">ngularJs,<text:s/></text:span><text:span text:style-name="T196">Angular Material</text:span><text:span text:style-name="T197">, Require,<text:s/></text:span><text:span text:style-name="T198">Backbone, Bootstrap CSS, jQuery</text:span><text:span text:style-name="T199">,</text:span></text:p>
      <text:p text:style-name="P200"><text:span text:style-name="T201">j</text:span><text:span text:style-name="T202">Query<text:s/></text:span><text:span text:style-name="T203">UI, Kinetic</text:span><text:span text:style-name="T204">Js,<text:s/></text:span><text:span text:style-name="T205">Jasmine,</text:span><text:span text:style-name="T206"><text:s/></text:span><text:span text:style-name="T207">Karma,<text:s/></text:span><text:span text:style-name="T208">Google</text:span><text:span text:style-name="T209"><text:tab/>API</text:span><text:span text:style-name="T210"><text:s/>(Maps, Youtube)</text:span></text:p>
      <text:p text:style-name="P211"><text:span text:style-name="T212">Development Environments and Tools</text:span><text:span text:style-name="T213">:<text:s/></text:span><text:span text:style-name="T214">Babel, Webpack, Gulp, Grunt,<text:s/></text:span><text:span text:style-name="T215">PhantomJs,<text:s/></text:span><text:span text:style-name="T216">VPN (Open/Cisco),<text:s/></text:span><text:span text:style-name="T217">NetBeans</text:span><text:span text:style-name="T218">, Intellij</text:span><text:span text:style-name="T219"><text:s/></text:span><text:span text:style-name="T220">Idea/PhpStorm/WebStorm,</text:span><text:span text:style-name="T221"><text:s/></text:span><text:span text:style-name="T222">Open Serve</text:span><text:span text:style-name="T223">r</text:span><text:span text:style-name="T224">,<text:s/></text:span><text:span text:style-name="T225">Robomongo, FileZilla, Git Bash,<text:s/></text:span><text:span text:style-name="T226">Visual Studio</text:span></text:p>
      <text:p text:style-name="Standard"><text:span text:style-name="T227"><text:tab/></text:span><text:span text:style-name="T228">Application/Web Servers</text:span><text:span text:style-name="T229">: Apache, Nginx,<text:s/></text:span><text:span text:style-name="T230">jBoss, IIS</text:span></text:p>
      <text:p text:style-name="Standard"><text:span text:style-name="T231"><text:tab/></text:span><text:span text:style-name="T232">Source Control Systems</text:span><text:span text:style-name="T233">: <text:s/>SVN, Git,<text:s/></text:span><text:span text:style-name="T234">TFS</text:span></text:p>
      <text:p text:style-name="Standard"><text:span text:style-name="T235"><text:tab/></text:span><text:span text:style-name="T236">Databases</text:span><text:span text:style-name="T237">: MySQL, PostgreSQL, MongoDB</text:span></text:p>
      <text:p text:style-name="P238"/>
      <text:p text:style-name="P239">OTHER SLILLS</text:p>
      <text:soft-page-break/>
      <text:p text:style-name="Standard"><text:span text:style-name="T240"><text:tab/></text:span><text:span text:style-name="T241">Languages:</text:span></text:p>
      <text:list text:style-name="WW8Num4">
        <text:list-item>
          <text:p text:style-name="P242">Russian: Native. Thorough familiarity.</text:p>
        </text:list-item>
        <text:list-item>
          <text:p text:style-name="P243">English:<text:s/>Reading, writing and speaking ability. Intermediate level.</text:p>
        </text:list-item>
        <text:list-item>
          <text:p text:style-name="P244">Ukrainian: Fluent reading, writing and speaking ability.</text:p>
        </text:list-item>
      </text:list>
      <text:p text:style-name="Standard"><text:span text:style-name="T245"><text:tab/></text:span><text:span text:style-name="T246">Hobbies:</text:span></text:p>
      <text:p text:style-name="Standard"><text:span text:style-name="T247"><text:tab/></text:span><text:span text:style-name="T248"><text:tab/></text:span><text:span text:style-name="T249">Football, voleyball, activity in rest camp, active rest.</text:span></text:p>
      <text:p text:style-name="P250"><text:tab/></text:p>
      <text:p text:style-name="P251"><text:tab/></text:p>
      <text:p text:style-name="Standard"><text:span text:style-name="T25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Andale Sans UI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user" style:display-name="Heading (user)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Mangal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O-normal" style:display-name="LO-normal" style:family="paragraph">
      <style:paragraph-properties fo:widows="2" fo:orphans="2" fo:margin-bottom="0.1388in" fo:line-height="115%"/>
      <style:text-properties style:font-name="Arial" style:font-name-asian="Times New Roman" style:font-name-complex="Arial" fo:color="#000000" fo:font-size="11pt" style:font-size-asian="11pt" style:font-size-complex="11pt" fo:language="uk" fo:country="UA" style:language-complex="ar" style:country-complex="SA" fo:hyphenate="false"/>
    </style:style>
    <style:style style:name="Quotationsuser" style:display-name="Quotations (user)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user" style:display-name="Title (user)" style:family="paragraph" style:parent-style-name="Headinguser" style:next-style-name="Textbody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WW_CharLFO4LVL1" style:family="text">
      <style:text-properties style:font-name="Symbol" style:font-name-complex="OpenSymbol, 'Arial Unicode MS'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4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Tahoma" style:font-name-asian="Andale Sans UI" style:font-name-complex="Tahoma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Vakhrushev, Andrii</dc:creator>
    <meta:creation-date>2009-04-16T11:32:00Z</meta:creation-date>
    <dc:date>2016-04-29T12:23:00Z</dc:date>
    <meta:template xlink:href="Normal.dotm" xlink:type="simple"/>
    <meta:editing-cycles>14</meta:editing-cycles>
    <meta:editing-duration>PT113760S</meta:editing-duration>
    <meta:user-defined meta:name="Info 1"/>
    <meta:user-defined meta:name="Info 2"/>
    <meta:user-defined meta:name="Info 3"/>
    <meta:user-defined meta:name="Info 4"/>
    <meta:document-statistic meta:page-count="4" meta:paragraph-count="14" meta:word-count="1098" meta:character-count="7349" meta:row-count="52" meta:non-whitespace-character-count="6265"/>
  </office:meta>
</office:document-meta>
</file>